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Y14.5M-2009" svg:font-family="Y14.5M-2009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73cm" draw:marker-end-width="0.373cm" draw:fill="none" draw:textarea-horizontal-align="justify" draw:textarea-vertical-align="middle" draw:auto-grow-height="true" fo:min-height="0cm" fo:min-width="0cm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53cm" fo:min-width="1.831cm"/>
    </style:style>
    <style:style style:name="gr5" style:family="graphic" style:parent-style-name="standard">
      <style:graphic-properties svg:stroke-width="0.081cm" svg:stroke-color="#ff3333" draw:marker-start-width="0.321cm" draw:marker-end-width="0.321cm" draw:fill="none" draw:fill-color="#6666ff" draw:textarea-horizontal-align="justify" draw:textarea-vertical-align="middle" draw:auto-grow-height="false" fo:min-height="0.12cm" fo:min-width="0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3333" draw:marker-start-width="0.321cm" draw:marker-end-width="0.321cm" draw:fill="none" draw:fill-color="#6666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3333" draw:marker-start-width="0.321cm" draw:marker-end-width="0.321cm" draw:fill="none" draw:fill-color="#6666ff" draw:textarea-horizontal-align="justify" draw:textarea-vertical-align="middle" draw:auto-grow-height="false" fo:min-height="0.12cm" fo:min-width="0.283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3333" draw:marker-start-width="0.321cm" draw:marker-end-width="0.321cm" draw:fill="none" draw:fill-color="#6666ff" draw:textarea-horizontal-align="justify" draw:textarea-vertical-align="middle" draw:auto-grow-height="false" fo:min-height="0.52cm" fo:min-width="0.27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3333" draw:marker-start-width="0.4cm" draw:marker-end-width="0.4cm" draw:fill="none" draw:fill-color="#6666ff" draw:textarea-horizontal-align="justify" draw:textarea-vertical-align="middle" draw:auto-grow-height="false" fo:min-height="0cm" fo:min-width="0.689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ff3333" draw:marker-start-width="0.321cm" draw:marker-end-width="0.321cm" draw:fill="none" draw:fill-color="#6666ff" draw:textarea-horizontal-align="justify" draw:textarea-vertical-align="middle" draw:auto-grow-height="false" fo:min-height="10.013cm" fo:min-width="0.27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ff3333" draw:marker-start-width="0.321cm" draw:marker-end-width="0.321cm" draw:fill="none" draw:fill-color="#6666ff" draw:textarea-horizontal-align="justify" draw:textarea-vertical-align="middle" draw:auto-grow-height="false" fo:min-height="0.477cm" fo:min-width="0.27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f3333" draw:marker-start-width="0.321cm" draw:marker-end-width="0.321cm" draw:fill="none" draw:fill-color="#6666ff" draw:textarea-horizontal-align="justify" draw:textarea-vertical-align="middle" draw:auto-grow-height="false" fo:min-height="0.51cm" fo:min-width="0.26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ff3333" draw:marker-start-width="0.442cm" draw:marker-end-width="0.442cm" draw:fill="none" draw:fill-color="#6666ff" draw:textarea-vertical-align="middle" draw:auto-grow-height="false" fo:min-height="0.477cm" fo:min-width="0.27cm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ff3333" draw:marker-start-width="0.563cm" draw:marker-end-width="0.563cm" draw:fill="none" draw:fill-color="#6666ff" draw:textarea-vertical-align="middle" draw:auto-grow-height="false" fo:min-height="0.477cm" fo:min-width="0.27cm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ff3333" draw:marker-start-width="0.442cm" draw:marker-end-width="0.442cm" draw:fill="none" draw:fill-color="#6666ff" draw:textarea-vertical-align="middle" draw:auto-grow-height="false" fo:min-height="0.51cm" fo:min-width="0.26cm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ff3333" draw:marker-start-width="0.442cm" draw:marker-end-width="0.442cm" draw:fill="none" draw:fill-color="#6666ff" draw:textarea-vertical-align="middle" draw:auto-grow-height="false" fo:min-height="0.12cm" fo:min-width="0.283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ff3333" draw:marker-start-width="0.321cm" draw:marker-end-width="0.321cm" draw:fill="none" draw:fill-color="#6666ff" draw:textarea-horizontal-align="justify" draw:textarea-vertical-align="middle" draw:auto-grow-height="false" fo:min-height="0.97cm" fo:min-width="0.27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ff3333" draw:marker-start-width="0.321cm" draw:marker-end-width="0.321cm" draw:fill="none" draw:fill-color="#6666ff" draw:textarea-horizontal-align="justify" draw:textarea-vertical-align="middle" draw:auto-grow-height="false" fo:min-height="5.02cm" fo:min-width="0.27cm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1.059cm" fo:min-width="1.831cm"/>
    </style:style>
    <style:style style:name="gr20" style:family="graphic" style:parent-style-name="standard">
      <style:graphic-properties svg:stroke-width="0.081cm" svg:stroke-color="#ff3333" draw:marker-start-width="0.442cm" draw:marker-end-width="0.442cm" draw:fill="none" draw:textarea-horizontal-align="justify" draw:textarea-vertical-align="middle" draw:auto-grow-height="true" fo:min-height="0cm" fo:min-width="0cm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ff3333" draw:marker-start-width="0.563cm" draw:marker-end-width="0.563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  <style:text-properties fo:color="#000000"/>
    </style:style>
    <style:style style:name="P2" style:family="paragraph">
      <style:paragraph-properties fo:margin-left="0cm" fo:margin-right="0cm" fo:text-indent="0cm" style:text-autospace="none"/>
      <style:text-properties fo:color="#ff3333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text-autospace="none"/>
      <style:text-properties fo:color="#ff3333" style:font-name="Arial" fo:font-size="10pt" fo:language="en" fo:country="GB" fo:font-weight="bold" style:font-name-asian="SimSun" style:font-size-asian="10pt" style:font-weight-asian="bold" style:font-name-complex="Arial" style:font-size-complex="12pt" style:language-complex="ar" style:country-complex="SA" style:font-weight-complex="bold"/>
    </style:style>
    <style:style style:name="P4" style:family="paragraph">
      <loext:graphic-properties draw:fill="none" draw:fill-color="#6666ff"/>
      <style:paragraph-properties fo:text-align="center"/>
      <style:text-properties fo:color="#ff3333"/>
    </style:style>
    <style:style style:name="P5" style:family="paragraph">
      <loext:graphic-properties draw:fill="none"/>
      <style:paragraph-properties fo:text-align="center"/>
      <style:text-properties fo:color="#ff3333"/>
    </style:style>
    <style:style style:name="T1" style:family="text">
      <style:text-properties fo:font-variant="normal" fo:text-transform="none" style:text-outline="false" style:text-line-through-style="none" style:text-line-through-type="none" style:font-name="Y14.5M-2009" fo:font-size="14pt" fo:language="en" fo:country="GB" fo:font-style="normal" fo:text-shadow="none" style:text-underline-style="none" fo:font-weight="bold" style:letter-kerning="true" style:font-name-asian="SimSun" style:font-size-asian="14pt" style:font-style-asian="normal" style:font-weight-asian="bold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er5" svg:x1="13.5cm" svg:y1="20.35cm" svg:x2="29.8cm" svg:y2="20.35cm">
          <text:p/>
        </draw:line>
        <draw:custom-shape draw:style-name="gr2" draw:text-style-name="P1" draw:layer="Layer5" svg:width="0.25cm" svg:height="0.5cm" svg:x="19.25cm" svg:y="18.0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er5" svg:x1="13.5cm" svg:y1="17.1cm" svg:x2="15.5cm" svg:y2="17.1cm">
          <text:p/>
        </draw:line>
        <draw:line draw:style-name="gr1" draw:text-style-name="P1" draw:layer="Layer5" svg:x1="29.8cm" svg:y1="8.4cm" svg:x2="15.5cm" svg:y2="8.4cm">
          <text:p/>
        </draw:line>
        <draw:line draw:style-name="gr1" draw:text-style-name="P1" draw:layer="Layer5" svg:x1="15.5cm" svg:y1="8.4cm" svg:x2="15.5cm" svg:y2="17.1cm">
          <text:p/>
        </draw:line>
        <draw:line draw:style-name="gr1" draw:text-style-name="P1" draw:layer="Layer5" svg:x1="29.8cm" svg:y1="8.4cm" svg:x2="29.8cm" svg:y2="20.35cm">
          <text:p/>
        </draw:line>
        <draw:line draw:style-name="gr1" draw:text-style-name="P1" draw:layer="Layer5" svg:x1="17.15cm" svg:y1="12.95cm" svg:x2="17.15cm" svg:y2="16.5cm">
          <text:p/>
        </draw:line>
        <draw:line draw:style-name="gr1" draw:text-style-name="P1" draw:layer="Layer5" svg:x1="15.5cm" svg:y1="16.5cm" svg:x2="17.15cm" svg:y2="16.5cm">
          <text:p/>
        </draw:line>
        <draw:line draw:style-name="gr1" draw:text-style-name="P1" draw:layer="Layer5" svg:x1="15.5cm" svg:y1="12.95cm" svg:x2="17.15cm" svg:y2="12.95cm">
          <text:p/>
        </draw:line>
        <draw:line draw:style-name="gr3" draw:text-style-name="P1" draw:layer="Layer5" svg:x1="17.15cm" svg:y1="10.35cm" svg:x2="17.15cm" svg:y2="12.95cm">
          <text:p/>
        </draw:line>
        <draw:line draw:style-name="gr3" draw:text-style-name="P1" draw:layer="Layer5" svg:x1="15.5cm" svg:y1="10.35cm" svg:x2="17.15cm" svg:y2="10.35cm">
          <text:p/>
        </draw:line>
        <draw:line draw:style-name="gr1" draw:text-style-name="P1" draw:layer="Layer5" svg:x1="24.3cm" svg:y1="8.4cm" svg:x2="24.3cm" svg:y2="10.5cm">
          <text:p/>
        </draw:line>
        <draw:line draw:style-name="gr1" draw:text-style-name="P1" draw:layer="Layer5" svg:x1="21.65cm" svg:y1="8.4cm" svg:x2="21.65cm" svg:y2="10.5cm">
          <text:p/>
        </draw:line>
        <draw:line draw:style-name="gr1" draw:text-style-name="P1" draw:layer="Layer5" svg:x1="19.55cm" svg:y1="8.4cm" svg:x2="19.55cm" svg:y2="9.45cm">
          <text:p/>
        </draw:line>
        <draw:line draw:style-name="gr1" draw:text-style-name="P1" draw:layer="Layer5" svg:x1="19.55cm" svg:y1="9.45cm" svg:x2="21.65cm" svg:y2="9.45cm">
          <text:p/>
        </draw:line>
        <draw:line draw:style-name="gr1" draw:text-style-name="P1" draw:layer="Layer5" svg:x1="21.65cm" svg:y1="10.5cm" svg:x2="24.3cm" svg:y2="10.5cm">
          <text:p/>
        </draw:line>
        <draw:line draw:style-name="gr3" draw:text-style-name="P1" draw:layer="Layer5" svg:x1="19.55cm" svg:y1="7.55cm" svg:x2="19.55cm" svg:y2="8.4cm">
          <text:p/>
        </draw:line>
        <draw:line draw:style-name="gr3" draw:text-style-name="P1" draw:layer="Layer5" svg:x1="21.65cm" svg:y1="7.55cm" svg:x2="21.65cm" svg:y2="8.4cm">
          <text:p/>
        </draw:line>
        <draw:line draw:style-name="gr3" draw:text-style-name="P1" draw:layer="Layer5" svg:x1="19.55cm" svg:y1="7.55cm" svg:x2="21.65cm" svg:y2="7.55cm">
          <text:p/>
        </draw:line>
        <draw:custom-shape draw:style-name="gr2" draw:text-style-name="P1" draw:layer="Layer5" svg:width="0.25cm" svg:height="0.5cm" svg:x="21.817cm" svg:y="1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er5" svg:width="0.25cm" svg:height="0.5cm" svg:x="24.383cm" svg:y="1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er5" svg:width="0.25cm" svg:height="0.5cm" svg:x="26.95cm" svg:y="18.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er5" svg:width="0.25cm" svg:height="0.5cm" svg:x="19.25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er5" svg:width="0.25cm" svg:height="0.5cm" svg:x="21.817cm" svg:y="1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er5" svg:width="0.25cm" svg:height="0.5cm" svg:x="24.383cm" svg:y="1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er5" svg:width="0.25cm" svg:height="0.5cm" svg:x="26.95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er5" svg:width="0.25cm" svg:height="0.5cm" svg:x="19.25cm" svg:y="1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er5" svg:width="0.25cm" svg:height="0.5cm" svg:x="21.817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er5" svg:width="0.25cm" svg:height="0.5cm" svg:x="24.383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er5" svg:width="0.25cm" svg:height="0.5cm" svg:x="26.95cm" svg:y="1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er5" svg:width="0.25cm" svg:height="0.5cm" svg:x="19.25cm" svg:y="1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er5" svg:width="0.25cm" svg:height="0.5cm" svg:x="24.383cm" svg:y="1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er5" svg:width="0.25cm" svg:height="0.5cm" svg:x="26.95cm" svg:y="10.2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er7" svg:width="2.331cm" svg:height="0.78cm" svg:x="22cm" svg:y="9.6cm">
          <draw:text-box>
            <text:p text:style-name="P2"><text:span text:style-name="T1">Storage</text:span></text:p>
          </draw:text-box>
        </draw:frame>
        <draw:custom-shape draw:style-name="gr5" draw:text-style-name="P4" draw:layer="Layer6" svg:width="0.431cm" svg:height="0.45cm" svg:x="28.616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er6" svg:width="0.863cm" svg:height="0.45cm" svg:x="28.4cm" svg:y="9.4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4" draw:layer="Layer6" svg:width="0.863cm" svg:height="0.45cm" svg:x="28.4cm" svg:y="10.35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4" draw:layer="Layer6" svg:width="0.85cm" svg:height="0.85cm" svg:x="28.413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er6" svg:width="1.45cm" svg:height="0.5cm" draw:transform="rotate (-1.5707963267949) translate (27.75cm 9.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er6" svg:width="1.45cm" svg:height="0.5cm" draw:transform="rotate (-1.5707963267949) translate (25.349cm 9.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er6" svg:width="1.45cm" svg:height="0.5cm" draw:transform="rotate (-1.5707963267949) translate (22.7cm 17.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er6" svg:width="1.45cm" svg:height="0.5cm" draw:transform="rotate (-1.5707963267949) translate (18.9cm 17.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er6" svg:width="1.45cm" svg:height="0.5cm" draw:transform="rotate (-1.5707963267949) translate (26.5cm 17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er6" svg:width="0.431cm" svg:height="0.45cm" draw:transform="rotate (1.5707963267949) translate (27.943cm 19.7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er6" svg:width="0.863cm" svg:height="0.45cm" draw:transform="rotate (1.5707963267949) translate (27.493cm 20.01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4" draw:layer="Layer6" svg:width="0.863cm" svg:height="0.45cm" draw:transform="rotate (-1.5707963267949) translate (28.843cm 19.145cm)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4" draw:layer="Layer6" svg:width="0.85cm" svg:height="10.343cm" draw:transform="rotate (1.5707963267949) translate (17.15cm 2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er6" svg:width="0.85cm" svg:height="0.807cm" draw:transform="rotate (1.5707963267949) translate (28.843cm 20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er6" svg:width="0.84cm" svg:height="0.84cm" svg:x="28.413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4" draw:layer="Layer6" svg:x1="28.85cm" svg:y1="19.15cm" svg:x2="29.65cm" svg:y2="20cm">
          <text:p/>
        </draw:line>
        <draw:line draw:style-name="gr14" draw:text-style-name="P4" draw:layer="Layer6" svg:x1="28.85cm" svg:y1="20cm" svg:x2="29.65cm" svg:y2="19.15cm">
          <text:p/>
        </draw:line>
        <draw:line draw:style-name="gr15" draw:text-style-name="P4" draw:layer="Layer6" svg:x1="28.413cm" svg:y1="11.65cm" svg:x2="29.263cm" svg:y2="10.8cm">
          <text:p/>
        </draw:line>
        <draw:line draw:style-name="gr16" draw:text-style-name="P4" draw:layer="Layer6" svg:x1="29.263cm" svg:y1="11.65cm" svg:x2="28.413cm" svg:y2="10.85cm">
          <text:p/>
        </draw:line>
        <draw:custom-shape draw:style-name="gr5" draw:text-style-name="P4" draw:layer="Layer6" svg:width="0.431cm" svg:height="0.45cm" draw:transform="rotate (-1.5707963267949) translate (17.6cm 8.8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er6" svg:width="0.863cm" svg:height="0.45cm" draw:transform="rotate (-1.5707963267949) translate (18.051cm 8.63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4" draw:layer="Layer6" svg:width="0.863cm" svg:height="0.45cm" draw:transform="rotate (1.5707963267949) translate (16.701cm 9.495cm)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7" draw:text-style-name="P4" draw:layer="Layer6" svg:width="0.85cm" svg:height="1.3cm" draw:transform="rotate (-1.5707963267949) translate (19.35cm 8.6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er6" svg:width="0.84cm" svg:height="0.84cm" draw:transform="rotate (-1.5707963267949) translate (16.7cm 8.6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er6" svg:x1="15.85cm" svg:y1="8.65cm" svg:x2="16.7cm" svg:y2="9.5cm">
          <text:p/>
        </draw:line>
        <draw:line draw:style-name="gr16" draw:text-style-name="P4" draw:layer="Layer6" svg:x1="15.85cm" svg:y1="9.5cm" svg:x2="16.65cm" svg:y2="8.65cm">
          <text:p/>
        </draw:line>
        <draw:custom-shape draw:style-name="gr18" draw:text-style-name="P4" draw:layer="Layer6" svg:width="0.85cm" svg:height="5.35cm" draw:transform="rotate (1.5707963267949) translate (23.05cm 9.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er7" svg:width="2.331cm" svg:height="0.78cm" svg:x="15.4cm" svg:y="7.6cm">
          <draw:text-box>
            <text:p text:style-name="P2"><text:span text:style-name="T1">CPSF1</text:span></text:p>
          </draw:text-box>
        </draw:frame>
        <draw:frame draw:style-name="gr4" draw:text-style-name="P3" draw:layer="Layer7" svg:width="2.331cm" svg:height="0.78cm" svg:x="29.669cm" svg:y="10.02cm">
          <draw:text-box>
            <text:p text:style-name="P2"><text:span text:style-name="T1">CPSF2</text:span></text:p>
          </draw:text-box>
        </draw:frame>
        <draw:frame draw:style-name="gr4" draw:text-style-name="P3" draw:layer="Layer7" svg:width="2.331cm" svg:height="0.78cm" svg:x="29.7cm" svg:y="18.95cm">
          <draw:text-box>
            <text:p text:style-name="P2"><text:span text:style-name="T1">CPEX</text:span></text:p>
          </draw:text-box>
        </draw:frame>
        <draw:frame draw:style-name="gr4" draw:text-style-name="P3" draw:layer="Layer7" svg:width="2.331cm" svg:height="0.78cm" svg:x="14.019cm" svg:y="11.45cm">
          <draw:text-box>
            <text:p text:style-name="P2"><text:span text:style-name="T1">MSSB</text:span></text:p>
          </draw:text-box>
        </draw:frame>
        <draw:frame draw:style-name="gr19" draw:text-style-name="P3" draw:layer="Layer7" svg:width="2.331cm" svg:height="1.309cm" svg:x="15.669cm" svg:y="10.45cm">
          <draw:text-box>
            <text:p text:style-name="P2"><text:span text:style-name="T1">HLA</text:span></text:p>
            <text:p text:style-name="P2"><text:span text:style-name="T1">C01</text:span></text:p>
          </draw:text-box>
        </draw:frame>
        <draw:frame draw:style-name="gr4" draw:text-style-name="P3" draw:layer="Layer7" svg:width="2.331cm" svg:height="0.78cm" svg:x="15.319cm" svg:y="15.67cm">
          <draw:text-box>
            <text:p text:style-name="P2"><text:span text:style-name="T1">Storage</text:span></text:p>
          </draw:text-box>
        </draw:frame>
        <draw:custom-shape draw:style-name="gr20" draw:text-style-name="P5" draw:layer="Layer7" svg:width="0.5cm" svg:height="0.85cm" svg:x="15.5cm" svg:y="11.55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er7" svg:x1="15.5cm" svg:y1="12.4cm" svg:x2="16cm" svg:y2="11.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Y14.5M-2009" svg:font-family="Y14.5M-2009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Arial" fo:font-family="Arial" style:font-family-generic="swiss" style:font-pitch="variable" fo:font-size="10pt" fo:language="en" fo:country="GB" style:font-name-asian="SimSun" style:font-family-asian="SimSun, 宋体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yer6"/>
      <draw:layer draw:name="Layer7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13:09:39.851000000</meta:creation-date>
    <dc:date>2018-10-09T08:18:09.134000000</dc:date>
    <meta:editing-duration>PT47M34S</meta:editing-duration>
    <meta:editing-cycles>12</meta:editing-cycles>
    <meta:generator>LibreOffice/5.3.5.2$Windows_x86 LibreOffice_project/50d9bf2b0a79cdb85a3814b592608037a682059d</meta:generator>
    <meta:document-statistic meta:object-count="69"/>
  </office:meta>
</office:document-meta>
</file>